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5pt" fo:font-style="normal" fo:font-weight="bold" style:font-size-asian="55pt" style:font-size-complex="5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kosztujcie i zobaczcie</text:span><text:span text:style-name="T1"><text:line-break/></text:span><text:span text:style-name="T1">jak dobry jest Pan /x2</text:span><text:span text:style-name="T1"><text:line-break/></text:span><text:span text:style-name="T1"><text:line-break/></text:span><text:span text:style-name="T1">Będę w Panu w każdym czasie</text:span><text:span text:style-name="T1"><text:line-break/></text:span><text:span text:style-name="T1">śpiewał pieśń wdzięczności.</text:span><text:span text:style-name="T1"><text:line-break/></text:span><text:span text:style-name="T1">Na mych ustach chwała Jego</text:span><text:span text:style-name="T1"><text:line-break/></text:span><text:span text:style-name="T1">nieustannie g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Skosztujcie i zobaczcie</text:span><text:span text:style-name="T1"><text:line-break/></text:span><text:span text:style-name="T1">jak dobry jest Pan /x2</text:span><text:span text:style-name="T1"><text:line-break/></text:span><text:span text:style-name="T1"><text:line-break/></text:span><text:span text:style-name="T1">W Panu cała chluba moja,</text:span><text:span text:style-name="T1"><text:line-break/></text:span><text:span text:style-name="T1">cieszcie się pokorni.</text:span><text:span text:style-name="T1"><text:line-break/></text:span><text:span text:style-name="T1">Wspólnie ze mną chwalcie Pana,</text:span><text:span text:style-name="T1"><text:line-break/></text:span><text:span text:style-name="T1">sławcie Jego Im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kosztujcie i zobaczcie</text:span><text:span text:style-name="T1"><text:line-break/></text:span><text:span text:style-name="T1">jak dobry jest Pan /x2</text:span><text:span text:style-name="T1"><text:line-break/></text:span><text:span text:style-name="T1"><text:line-break/></text:span><text:span text:style-name="T1">Kiedy tęsknie szukam Pana,</text:span><text:span text:style-name="T1"><text:line-break/></text:span><text:span text:style-name="T1">raczył mnie wysłuchać.</text:span><text:span text:style-name="T1"><text:line-break/></text:span><text:span text:style-name="T1">I ze wszelkiej trwogi mojej</text:span><text:span text:style-name="T1"><text:line-break/></text:span><text:span text:style-name="T1">raczył mnie wyzwolić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kosztujcie i zobaczcie</text:span><text:span text:style-name="T1"><text:line-break/></text:span><text:span text:style-name="T1">jak dobry jest Pan /x2</text:span><text:span text:style-name="T1"><text:line-break/></text:span><text:span text:style-name="T1"><text:line-break/></text:span><text:span text:style-name="T1">Z czcią i lękiem służcie Panu</text:span><text:span text:style-name="T1"><text:line-break/></text:span><text:span text:style-name="T1">święty Ludu Boży.</text:span><text:span text:style-name="T1"><text:line-break/></text:span><text:span text:style-name="T1">Bo nie znają niedostatku</text:span><text:span text:style-name="T1"><text:line-break/></text:span><text:span text:style-name="T1">ludzie bogobojn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2"/>
      <draw:page-thumbnail draw:layer="backgroundobjects" svg:width="5.939cm" svg:height="4.454cm" svg:x="20.79cm" svg:y="4.02cm" draw:page-number="3"/>
      <draw:page-thumbnail draw:layer="backgroundobjects" svg:width="5.939cm" svg:height="4.454cm" svg:x="2.97cm" svg:y="12.525cm" draw:page-number="4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7-01-02T18:59:40</meta:creation-date>
    <dc:date>2012-10-30T20:28:40</dc:date>
    <dc:language>pl-PL</dc:language>
    <meta:editing-cycles>10</meta:editing-cycles>
    <meta:editing-duration>PT7M9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